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sticsGenerato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stics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Comparato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sticsGenerator.getTime( long msec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tisticsGenerator.setup(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isticsGenerator.gener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PageReportComparato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